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svg:font-family="Times" style:font-family-generic="roma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paragraph-properties fo:break-before="page"/>
    </style:style>
    <style:style style:name="P3" style:family="paragraph" style:parent-style-name="Text_20_body">
      <style:text-properties fo:color="#ff0000"/>
    </style:style>
    <style:style style:name="P4" style:family="paragraph" style:parent-style-name="Text_20_body">
      <style:text-properties fo:color="#ff0000" fo:background-color="transparent"/>
    </style:style>
    <style:style style:name="P5" style:family="paragraph" style:parent-style-name="Heading_20_1">
      <style:paragraph-properties fo:break-before="page"/>
    </style:style>
    <style:style style:name="P6" style:family="paragraph" style:parent-style-name="Contents_20_2">
      <style:paragraph-properties>
        <style:tab-stops>
          <style:tab-stop style:position="15.501cm" style:type="right" style:leader-style="dotted" style:leader-text="."/>
        </style:tab-stops>
      </style:paragraph-properties>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Contents_20_3">
      <style:paragraph-properties>
        <style:tab-stops>
          <style:tab-stop style:position="15.002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versité paris 8</text:p>
      <text:p text:style-name="Standard">IUT MONTREUIL</text:p>
      <text:p text:style-name="Standard">Projet Bomberdose</text:p>
      <text:p text:style-name="Standard">Réalisé par Quentin Leuly (GI), Francisco Micaelli (IN), Olivier Solliec (IN)</text:p>
      <text:p text:style-name="Standard">Tuteur : Dario Vieira</text:p>
      <text:p text:style-name="Standard">Le XX avril 2010</text:p>
      <text:p text:style-name="Standard"/>
      <text:p text:style-name="P1">à mettre en page, j'ai la flemme</text:p>
      <text:p text:style-name="P2"/>
      <text:h text:style-name="P5" text:outline-level="1">Résumé du rapport</text:h>
      <text:p text:style-name="P3">(on fera a la fin)</text:p>
      <text:p text:style-name="Text_20_body"/>
      <text:h text:style-name="P5" text:outline-level="1">Summary </text:h>
      <text:p text:style-name="P3">pareil</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Sommaire</text:p>
          </text:index-title>
          <text:p text:style-name="P7">Résumé du rapport<text:tab/>3</text:p>
          <text:p text:style-name="P7">Summary <text:tab/>4</text:p>
          <text:p text:style-name="P7">Introduction<text:tab/>6</text:p>
          <text:p text:style-name="P6">Justification du projet<text:tab/>6</text:p>
          <text:p text:style-name="P6">Analyse de l'existant<text:tab/>6</text:p>
          <text:p text:style-name="P9">Jeu original<text:tab/>6</text:p>
          <text:p text:style-name="P9">Projets concurrents/voisins<text:tab/>7</text:p>
        </text:index-body>
      </text:table-of-content>
      <text:p text:style-name="P3">(Ne rien modifier, c automatique avec les styles)</text:p>
      <text:p text:style-name="Text_20_body"/>
      <text:h text:style-name="P5" text:outline-level="1">Introduction</text:h>
      <text:h text:style-name="Heading_20_2" text:outline-level="2">Justification du projet</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note text:id="ftn0" text:note-class="footnote"><text:note-citation>1</text:note-citation><text:note-body><text:p text:style-name="Footnote">Sourceforge.net, le c++ est en deuxième position avec 33520 projets après le java (42179), mars 2010</text:p></text:note-body></text:note>,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note text:id="ftn1" text:note-class="footnote"><text:note-citation>2</text:note-citation><text:note-body><text:p text:style-name="Footnote">http://code.google.com/p/bomberdose/</text:p></text:note-body></text:note> en licence new BSD<text:note text:id="ftn2" text:note-class="footnote"><text:note-citation>3</text:note-citation><text:note-body><text:p text:style-name="Footnote">Annexe 1 – Licence new BSD</text:p></text:note-body></text:note>), qui sont indispensables au bon déroulement d'un projet open-source.</text:p>
      <text:h text:style-name="Heading_20_2" text:outline-level="2">Analyse de l'existant</text:h>
      <text:h text:style-name="Heading_20_3" text:outline-level="3">Jeu original</text:h>
      <text:p text:style-name="P4">Est ce qu'on décrit le fonctionnement du jeu ici, ou on le foutra ds le manuel utilisateur</text:p>
      <text:p text:style-name="Text_20_body">Le jeu original sur lequel est basé notre projet, Bomberman fut développé en 1983 par Hudson Soft. Il existe maintenant plus de 60 jeux dérivés, avec plus de dix millions de copies vendues<text:note text:id="ftn3" text:note-class="footnote"><text:note-citation>4</text:note-citation><text:note-body><text:p text:style-name="Footnote">http://en.wikipedia.org/wiki/Bomberman</text:p></text:note-body></text:note> dans le monde entier. Etant l'un des pionniers des jeux multijoueurs, il s'est rapidement établi <text:soft-page-break/>comme référence dans le monde du jeu vidéo, notamment sur console nes.</text:p>
      <text:h text:style-name="Heading_20_3" text:outline-level="3">Projets concurrents/voisins</text:h>
      <text:p text:style-name="Text_20_body">Lors de notre recherche à la bibliothèque de l'iut sur les projets de fin d'années réalisés par les anciens élèves, nous sommes tombés sur un Bomberman-like réalisé en Java en 2007, à l'aide de la bibliothèque JADE<text:note text:id="ftn4" text:note-class="footnote"><text:note-citation>5</text:note-citation><text:note-body><text:p text:style-name="Footnote">Bibliothèque pour le Java permettant l'implémentation de systèmes multi-agents, mettant à disposition de l'utilisateur des outils graphiques pour les phases de débugging et déploiement.</text:p></text:note-body></text:note>. </text:p>
      <text:p text:style-name="Text_20_body">Il était donc possible de réaliser un Bomberman-like qui respecte les spécifications du projet de fin d'année demandés par l'iut, même s'il ce projet ne correspond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svg:font-family="Times" style:font-family-generic="roma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 <text:s text:c="142"/><text:page-number text:select-page="current">4</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li </meta:initial-creator>
    <meta:creation-date>2010-03-30T19:14:46</meta:creation-date>
    <dc:date>2010-03-30T21:43:47</dc:date>
    <dc:creator>Oli </dc:creator>
    <meta:editing-duration>PT02H29M03S</meta:editing-duration>
    <meta:editing-cycles>56</meta:editing-cycles>
    <meta:generator>OpenOffice.org/3.1$Linux OpenOffice.org_project/310m19$Build-9420</meta:generator>
    <meta:document-statistic meta:table-count="0" meta:image-count="0" meta:object-count="0" meta:page-count="7" meta:paragraph-count="40" meta:word-count="563" meta:character-count="3687"/>
  </office:meta>
</office:document-meta>
</file>